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1395a" officeooo:paragraph-rsid="0001395a"/>
    </style:style>
    <style:style style:name="P2" style:family="paragraph" style:parent-style-name="Standard" style:list-style-name="">
      <style:paragraph-properties fo:line-height="150%" fo:text-align="justify" style:justify-single-word="false"/>
      <style:text-properties officeooo:rsid="000b6501" officeooo:paragraph-rsid="001b81f5"/>
    </style:style>
    <style:style style:name="P3" style:family="paragraph" style:parent-style-name="Standard">
      <style:paragraph-properties fo:line-height="150%" fo:text-align="justify" style:justify-single-word="false"/>
    </style:style>
    <style:style style:name="P4" style:family="paragraph" style:parent-style-name="Standard" style:list-style-name="L2">
      <style:paragraph-properties fo:line-height="150%" fo:text-align="justify" style:justify-single-word="false"/>
    </style:style>
    <style:style style:name="P5" style:family="paragraph" style:parent-style-name="Standard" style:list-style-name="L5">
      <style:paragraph-properties fo:line-height="150%" fo:text-align="justify" style:justify-single-word="false"/>
    </style:style>
    <style:style style:name="P6" style:family="paragraph" style:parent-style-name="Standard" style:list-style-name="L1">
      <style:paragraph-properties fo:line-height="150%" fo:text-align="justify" style:justify-single-word="false"/>
    </style:style>
    <style:style style:name="P7" style:family="paragraph" style:parent-style-name="Standard" style:list-style-name="L3">
      <style:paragraph-properties fo:line-height="150%" fo:text-align="justify" style:justify-single-word="false"/>
    </style:style>
    <style:style style:name="P8" style:family="paragraph" style:parent-style-name="Standard" style:list-style-name="L4">
      <style:paragraph-properties fo:line-height="150%" fo:text-align="justify" style:justify-single-word="false"/>
    </style:style>
    <style:style style:name="P9" style:family="paragraph" style:parent-style-name="Standard" style:list-style-name="">
      <style:paragraph-properties fo:line-height="150%" fo:text-align="justify" style:justify-single-word="false"/>
      <style:text-properties officeooo:rsid="001560ff" officeooo:paragraph-rsid="001a71bf"/>
    </style:style>
    <style:style style:name="P10" style:family="paragraph" style:parent-style-name="Standard" style:list-style-name="">
      <style:paragraph-properties fo:line-height="150%" fo:text-align="justify" style:justify-single-word="false"/>
      <style:text-properties officeooo:rsid="001b81f5" officeooo:paragraph-rsid="001c9992"/>
    </style:style>
    <style:style style:name="P11" style:family="paragraph" style:parent-style-name="Standard" style:list-style-name="">
      <style:paragraph-properties fo:line-height="150%" fo:text-align="justify" style:justify-single-word="false"/>
      <style:text-properties officeooo:rsid="001b81f5" officeooo:paragraph-rsid="001e6f06"/>
    </style:style>
    <style:style style:name="P12" style:family="paragraph" style:parent-style-name="Standard" style:list-style-name="">
      <style:paragraph-properties fo:line-height="150%" fo:text-align="justify" style:justify-single-word="false"/>
      <style:text-properties officeooo:rsid="001c9992" officeooo:paragraph-rsid="001c9992"/>
    </style:style>
    <style:style style:name="P13" style:family="paragraph" style:parent-style-name="Standard" style:list-style-name="">
      <style:paragraph-properties fo:line-height="150%" fo:text-align="justify" style:justify-single-word="false"/>
      <style:text-properties style:text-underline-style="none" officeooo:rsid="001a71bf" officeooo:paragraph-rsid="001c9992"/>
    </style:style>
    <style:style style:name="P14" style:family="paragraph" style:parent-style-name="Standard" style:list-style-name="">
      <style:paragraph-properties fo:line-height="150%" fo:text-align="justify" style:justify-single-word="false"/>
      <style:text-properties officeooo:rsid="0021ec8a" officeooo:paragraph-rsid="0021ec8a"/>
    </style:style>
    <style:style style:name="P15" style:family="paragraph" style:parent-style-name="Standard" style:list-style-name="">
      <style:paragraph-properties fo:line-height="150%" fo:text-align="justify" style:justify-single-word="false"/>
      <style:text-properties officeooo:rsid="0027682f" officeooo:paragraph-rsid="0027682f"/>
    </style:style>
    <style:style style:name="P16" style:family="paragraph" style:parent-style-name="Standard" style:list-style-name="">
      <style:paragraph-properties fo:line-height="150%" fo:text-align="justify" style:justify-single-word="false"/>
      <style:text-properties officeooo:rsid="002d0ff3" officeooo:paragraph-rsid="002d0ff3"/>
    </style:style>
    <style:style style:name="P17" style:family="paragraph" style:parent-style-name="Standard">
      <style:paragraph-properties fo:line-height="150%" fo:text-align="justify" style:justify-single-word="false" fo:break-before="page"/>
    </style:style>
    <style:style style:name="P18" style:family="paragraph" style:parent-style-name="Heading_20_1">
      <style:paragraph-properties fo:line-height="150%" fo:text-align="justify" style:justify-single-word="false" fo:break-before="page"/>
    </style:style>
    <style:style style:name="P19" style:family="paragraph" style:parent-style-name="Heading_20_1">
      <style:paragraph-properties fo:line-height="150%" fo:text-align="justify" style:justify-single-word="false" fo:break-before="page"/>
      <style:text-properties officeooo:paragraph-rsid="001497d5"/>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2">
      <style:paragraph-properties fo:line-height="150%" fo:text-align="justify" style:justify-single-word="false"/>
    </style:style>
    <style:style style:name="P22" style:family="paragraph" style:parent-style-name="Heading_20_2">
      <style:paragraph-properties fo:line-height="150%" fo:text-align="justify" style:justify-single-word="false"/>
      <style:text-properties officeooo:paragraph-rsid="001a71bf"/>
    </style:style>
    <style:style style:name="P23" style:family="paragraph" style:parent-style-name="Heading_20_2">
      <style:paragraph-properties fo:line-height="150%" fo:text-align="justify" style:justify-single-word="false"/>
      <style:text-properties officeooo:paragraph-rsid="001c9992"/>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Heading_20_3">
      <style:paragraph-properties fo:line-height="150%" fo:text-align="justify" style:justify-single-word="false"/>
    </style:style>
    <style:style style:name="P26" style:family="paragraph" style:parent-style-name="Heading_20_3">
      <style:paragraph-properties fo:line-height="150%" fo:text-align="justify" style:justify-single-word="false"/>
      <style:text-properties officeooo:paragraph-rsid="001c9992"/>
    </style:style>
    <style:style style:name="P27" style:family="paragraph" style:parent-style-name="Heading_20_3">
      <style:paragraph-properties fo:line-height="150%" fo:text-align="justify" style:justify-single-word="false"/>
      <style:text-properties officeooo:paragraph-rsid="00224f4f"/>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officeooo:rsid="000975d0"/>
    </style:style>
    <style:style style:name="T3" style:family="text">
      <style:text-properties fo:font-style="normal" style:font-style-asian="normal" style:font-style-complex="normal"/>
    </style:style>
    <style:style style:name="T4" style:family="text">
      <style:text-properties officeooo:rsid="0011e6b2"/>
    </style:style>
    <style:style style:name="T5" style:family="text">
      <style:text-properties officeooo:rsid="0012e445"/>
    </style:style>
    <style:style style:name="T6" style:family="text">
      <style:text-properties officeooo:rsid="001497d5"/>
    </style:style>
    <style:style style:name="T7" style:family="text">
      <style:text-properties fo:font-weight="bold" style:font-weight-asian="bold" style:font-weight-complex="bold"/>
    </style:style>
    <style:style style:name="T8" style:family="text">
      <style:text-properties fo:font-weight="bold" officeooo:rsid="001bbe27" style:font-weight-asian="bold" style:font-weight-complex="bold"/>
    </style:style>
    <style:style style:name="T9" style:family="text">
      <style:text-properties fo:font-weight="bold" officeooo:rsid="001c9992" style:font-weight-asian="bold" style:font-weight-complex="bold"/>
    </style:style>
    <style:style style:name="T10" style:family="text">
      <style:text-properties fo:font-weight="bold" officeooo:rsid="001e6f06" style:font-weight-asian="bold" style:font-weight-complex="bold"/>
    </style:style>
    <style:style style:name="T11" style:family="text">
      <style:text-properties fo:font-weight="bold" officeooo:rsid="00224f4f" style:font-weight-asian="bold" style:font-weight-complex="bold"/>
    </style:style>
    <style:style style:name="T12" style:family="text">
      <style:text-properties fo:font-weight="bold" officeooo:rsid="00237d87" style:font-weight-asian="bold" style:font-weight-complex="bold"/>
    </style:style>
    <style:style style:name="T13" style:family="text">
      <style:text-properties officeooo:rsid="00181419"/>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81419"/>
    </style:style>
    <style:style style:name="T16" style:family="text">
      <style:text-properties style:text-underline-style="none" officeooo:rsid="00181419"/>
    </style:style>
    <style:style style:name="T17" style:family="text">
      <style:text-properties style:text-underline-style="none" officeooo:rsid="00196928"/>
    </style:style>
    <style:style style:name="T18" style:family="text">
      <style:text-properties style:text-underline-style="none" fo:font-weight="normal" officeooo:rsid="0027682f" style:font-weight-asian="normal" style:font-weight-complex="normal"/>
    </style:style>
    <style:style style:name="T19" style:family="text">
      <style:text-properties officeooo:rsid="001a71bf"/>
    </style:style>
    <style:style style:name="T20" style:family="text">
      <style:text-properties officeooo:rsid="001b81f5"/>
    </style:style>
    <style:style style:name="T21" style:family="text">
      <style:text-properties officeooo:rsid="001bbe27"/>
    </style:style>
    <style:style style:name="T22" style:family="text">
      <style:text-properties officeooo:rsid="001c9992"/>
    </style:style>
    <style:style style:name="T23" style:family="text">
      <style:text-properties officeooo:rsid="001e6f06"/>
    </style:style>
    <style:style style:name="T24" style:family="text">
      <style:text-properties officeooo:rsid="00224f4f"/>
    </style:style>
    <style:style style:name="T25" style:family="text">
      <style:text-properties officeooo:rsid="00251764"/>
    </style:style>
    <style:style style:name="T26" style:family="text">
      <style:text-properties officeooo:rsid="00288f9c"/>
    </style:style>
    <style:style style:name="T27" style:family="text">
      <style:text-properties officeooo:rsid="002a9468"/>
    </style:style>
    <style:style style:name="T28" style:family="text">
      <style:text-properties officeooo:rsid="002dfd1c"/>
    </style:style>
    <style:style style:name="T29" style:family="text">
      <style:text-properties officeooo:rsid="002e016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ional</text:p>
      <text:p text:style-name="P1"/>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0"><text:a xlink:type="simple" xlink:href="#__RefHeading___Toc81_3686475242" text:style-name="Index_20_Link" text:visited-style-name="Index_20_Link">1. Backend: Modelos, vistas, controladores y servicios<text:tab/>2</text:a></text:p>
          <text:p text:style-name="P24"><text:a xlink:type="simple" xlink:href="#__RefHeading___Toc143_3686475242" text:style-name="Index_20_Link" text:visited-style-name="Index_20_Link">1.1. Controladores<text:tab/>2</text:a></text:p>
          <text:p text:style-name="P28"><text:a xlink:type="simple" xlink:href="#__RefHeading___Toc85_368647524211" text:style-name="Index_20_Link" text:visited-style-name="Index_20_Link">1.1.1. Inicio de sesión y restablecer contraseña<text:tab/>2</text:a></text:p>
          <text:p text:style-name="P28"><text:a xlink:type="simple" xlink:href="#__RefHeading___Toc159_3686475242" text:style-name="Index_20_Link" text:visited-style-name="Index_20_Link">1.1.2. Página principal<text:tab/>2</text:a></text:p>
          <text:p text:style-name="P24"><text:a xlink:type="simple" xlink:href="#__RefHeading___Toc173_3686475242" text:style-name="Index_20_Link" text:visited-style-name="Index_20_Link">1.2. Modelos<text:tab/>2</text:a></text:p>
          <text:p text:style-name="P28"><text:a xlink:type="simple" xlink:href="#__RefHeading___Toc85_36864752421" text:style-name="Index_20_Link" text:visited-style-name="Index_20_Link">1.2.1. Datos del usuario<text:tab/>2</text:a></text:p>
          <text:p text:style-name="P28"><text:a xlink:type="simple" xlink:href="#__RefHeading___Toc183_3686475242" text:style-name="Index_20_Link" text:visited-style-name="Index_20_Link">1.2.2. Mensaje<text:tab/>3</text:a></text:p>
          <text:p text:style-name="P28"><text:a xlink:type="simple" xlink:href="#__RefHeading___Toc193_3686475242" text:style-name="Index_20_Link" text:visited-style-name="Index_20_Link">1.2.3. Datos de la respuesta<text:tab/>3</text:a></text:p>
          <text:p text:style-name="P28"><text:a xlink:type="simple" xlink:href="#__RefHeading___Toc201_3686475242" text:style-name="Index_20_Link" text:visited-style-name="Index_20_Link">1.2.4. Datos para restablecer contraseña<text:tab/>3</text:a></text:p>
          <text:p text:style-name="P28"><text:a xlink:type="simple" xlink:href="#__RefHeading___Toc215_3686475242" text:style-name="Index_20_Link" text:visited-style-name="Index_20_Link">1.2.5. Modelo para conexión con la base de datos<text:tab/>3</text:a></text:p>
          <text:p text:style-name="P24"><text:a xlink:type="simple" xlink:href="#__RefHeading___Toc229_3686475242" text:style-name="Index_20_Link" text:visited-style-name="Index_20_Link">1.3. Vistas<text:tab/>4</text:a></text:p>
          <text:p text:style-name="P28"><text:a xlink:type="simple" xlink:href="#__RefHeading___Toc231_3686475242" text:style-name="Index_20_Link" text:visited-style-name="Index_20_Link">1.3.1. Inicio de sesión y restablecer contraseña<text:tab/>4</text:a></text:p>
          <text:p text:style-name="P28"><text:a xlink:type="simple" xlink:href="#__RefHeading___Toc241_3686475242" text:style-name="Index_20_Link" text:visited-style-name="Index_20_Link">1.3.2. Página de inicio<text:tab/>4</text:a></text:p>
          <text:p text:style-name="P24"><text:a xlink:type="simple" xlink:href="#__RefHeading___Toc251_3686475242" text:style-name="Index_20_Link" text:visited-style-name="Index_20_Link">1.4. Servicios<text:tab/>4</text:a></text:p>
          <text:p text:style-name="P28"><text:a xlink:type="simple" xlink:href="#__RefHeading___Toc253_3686475242" text:style-name="Index_20_Link" text:visited-style-name="Index_20_Link">1.4.1. Servicio para comprobar datos de los usuarios<text:tab/>4</text:a></text:p>
          <text:p text:style-name="P20"><text:a xlink:type="simple" xlink:href="#__RefHeading___Toc277_3686475242" text:style-name="Index_20_Link" text:visited-style-name="Index_20_Link">2. Frontend: Controladores y servicios<text:tab/>6</text:a></text:p>
          <text:p text:style-name="P24"><text:a xlink:type="simple" xlink:href="#__RefHeading___Toc279_3686475242" text:style-name="Index_20_Link" text:visited-style-name="Index_20_Link">2.1. Controladores<text:tab/>6</text:a></text:p>
          <text:p text:style-name="P28"><text:a xlink:type="simple" xlink:href="#__RefHeading___Toc281_3686475242" text:style-name="Index_20_Link" text:visited-style-name="Index_20_Link">2.1.1. Inicio de sesión y restablecer contraseña<text:tab/>6</text:a></text:p>
          <text:p text:style-name="P24"><text:a xlink:type="simple" xlink:href="#__RefHeading___Toc307_3686475242" text:style-name="Index_20_Link" text:visited-style-name="Index_20_Link">2.2. Servicios<text:tab/>6</text:a></text:p>
          <text:p text:style-name="P28"><text:a xlink:type="simple" xlink:href="#__RefHeading___Toc309_3686475242" text:style-name="Index_20_Link" text:visited-style-name="Index_20_Link">2.2.1. Inicio de sesión y restablecer contraseña<text:tab/>6</text:a></text:p>
          <text:p text:style-name="P20"><text:a xlink:type="simple" xlink:href="#__RefHeading___Toc327_3686475242" text:style-name="Index_20_Link" text:visited-style-name="Index_20_Link">3. Funcionalidades<text:tab/>7</text:a></text:p>
          <text:p text:style-name="P24"><text:a xlink:type="simple" xlink:href="#__RefHeading___Toc329_3686475242" text:style-name="Index_20_Link" text:visited-style-name="Index_20_Link">3.1. CuentasController<text:tab/>7</text:a></text:p>
          <text:p text:style-name="P28"><text:a xlink:type="simple" xlink:href="#__RefHeading___Toc331_3686475242" text:style-name="Index_20_Link" text:visited-style-name="Index_20_Link">3.1.1. IniciarSesion<text:tab/>7</text:a></text:p>
        </text:index-body>
      </text:table-of-content>
      <text:p text:style-name="P1"/>
      <text:h text:style-name="P19" text:outline-level="1"><text:bookmark-start text:name="__RefHeading___Toc81_3686475242"/>1. <text:span text:style-name="T6">Backend: Modelos, vistas, controladores y servicios</text:span><text:bookmark-end text:name="__RefHeading___Toc81_3686475242"/></text:h>
      <text:h text:style-name="P23" text:outline-level="2"><text:bookmark-start text:name="__RefHeading___Toc143_3686475242"/>1.1. <text:span text:style-name="T22">Controladores</text:span><text:bookmark-end text:name="__RefHeading___Toc143_3686475242"/></text:h>
      <text:h text:style-name="P26" text:outline-level="3"><text:bookmark-start text:name="__RefHeading___Toc85_368647524211"/>1.1.1. <text:span text:style-name="T22">Inicio de sesión y restablecer contraseña</text:span><text:bookmark-end text:name="__RefHeading___Toc85_368647524211"/></text:h>
      <text:p text:style-name="P3"><text:bookmark-start text:name="__RefHeading___Toc145_3686475242"/>Nombre del <text:span text:style-name="T22">controlador</text:span>: <text:span text:style-name="T9">CuentasController</text:span><text:bookmark-end text:name="__RefHeading___Toc145_3686475242"/></text:p>
      <text:p text:style-name="P3"><text:bookmark-start text:name="__RefHeading___Toc147_3686475242"/>Extensión: <text:span text:style-name="T12">cs</text:span><text:bookmark-end text:name="__RefHeading___Toc147_3686475242"/></text:p>
      <text:p text:style-name="P3"><text:bookmark-start text:name="__RefHeading___Toc149_3686475242"/>Campos:<text:bookmark-end text:name="__RefHeading___Toc149_3686475242"/></text:p>
      <text:p text:style-name="P3"><text:bookmark-start text:name="__RefHeading___Toc151_3686475242"/>Funciones:<text:bookmark-end text:name="__RefHeading___Toc151_3686475242"/></text:p>
      <text:list xml:id="list3452464650" text:style-name="L2">
        <text:list-item>
          <text:p text:style-name="P4"><text:span text:style-name="T22">IniciarSesion</text:span>() : <text:span text:style-name="T22">IActionResult</text:span></text:p>
        </text:list-item>
        <text:list-item>
          <text:p text:style-name="P4"><text:bookmark-start text:name="__RefHeading___Toc153_3686475242"/>Identificarse([FromBody] Usuario datosUsuario) : <text:span text:style-name="T22">IActionResult</text:span><text:bookmark-end text:name="__RefHeading___Toc153_3686475242"/></text:p>
        </text:list-item>
        <text:list-item>
          <text:p text:style-name="P4"><text:bookmark-start text:name="__RefHeading___Toc155_3686475242"/>EnviarCodigoSeguridad(<text:span text:style-name="T22">[FromBody]</text:span>) string correoElectronico) : <text:span text:style-name="T22">IActionResult</text:span><text:bookmark-end text:name="__RefHeading___Toc155_3686475242"/></text:p>
        </text:list-item>
        <text:list-item>
          <text:p text:style-name="P4"><text:bookmark-start text:name="__RefHeading___Toc157_3686475242"/>CambiarContrasena(<text:span text:style-name="T22">[FromBody] dynamic cambioContrasena</text:span>) : <text:span text:style-name="T22">IActionResult</text:span><text:bookmark-end text:name="__RefHeading___Toc157_3686475242"/></text:p>
        </text:list-item>
      </text:list>
      <text:h text:style-name="P13" text:outline-level="1"/>
      <text:h text:style-name="P25" text:outline-level="3"><text:bookmark-start text:name="__RefHeading___Toc159_3686475242"/>1.1.2. Página principal<text:bookmark-end text:name="__RefHeading___Toc159_3686475242"/></text:h>
      <text:p text:style-name="P3"><text:bookmark-start text:name="__RefHeading___Toc161_3686475242"/>Nombre del <text:span text:style-name="T22">controlador</text:span>: <text:span text:style-name="T10">HomeController</text:span><text:bookmark-end text:name="__RefHeading___Toc161_3686475242"/></text:p>
      <text:p text:style-name="P3"><text:bookmark-start text:name="__RefHeading___Toc163_3686475242"/>Extensión: <text:span text:style-name="T12">cs</text:span><text:bookmark-end text:name="__RefHeading___Toc163_3686475242"/></text:p>
      <text:p text:style-name="P3"><text:bookmark-start text:name="__RefHeading___Toc165_3686475242"/>Campos:<text:bookmark-end text:name="__RefHeading___Toc165_3686475242"/></text:p>
      <text:p text:style-name="P3"><text:bookmark-start text:name="__RefHeading___Toc167_3686475242"/>Funciones:<text:bookmark-end text:name="__RefHeading___Toc167_3686475242"/></text:p>
      <text:list xml:id="list114545857362431" text:continue-numbering="true" text:style-name="L2">
        <text:list-item>
          <text:p text:style-name="P4"><text:span text:style-name="T23">Index</text:span>() : <text:span text:style-name="T22">IActionResult</text:span></text:p>
        </text:list-item>
        <text:list-item>
          <text:p text:style-name="P4"><text:bookmark-start text:name="__RefHeading___Toc169_3686475242"/><text:span text:style-name="T23">Privacy</text:span>() : <text:span text:style-name="T22">IActionResult</text:span><text:bookmark-end text:name="__RefHeading___Toc169_3686475242"/></text:p>
        </text:list-item>
        <text:list-item>
          <text:p text:style-name="P4"><text:bookmark-start text:name="__RefHeading___Toc171_3686475242"/><text:span text:style-name="T23">Error</text:span>() : <text:span text:style-name="T22">IActionResult</text:span><text:bookmark-end text:name="__RefHeading___Toc171_3686475242"/></text:p>
        </text:list-item>
      </text:list>
      <text:h text:style-name="P11" text:outline-level="1"/>
      <text:h text:style-name="P10" text:outline-level="1"/>
      <text:h text:style-name="P22" text:outline-level="2"><text:bookmark-start text:name="__RefHeading___Toc173_3686475242"/>1.<text:span text:style-name="T22">2</text:span>. <text:span text:style-name="T19">Modelos</text:span><text:bookmark-end text:name="__RefHeading___Toc173_3686475242"/></text:h>
      <text:h text:style-name="P25" text:outline-level="3"><text:bookmark-start text:name="__RefHeading___Toc85_36864752421"/>1.<text:span text:style-name="T23">2</text:span>.1. <text:span text:style-name="T20">Datos del u</text:span>suario<text:bookmark-end text:name="__RefHeading___Toc85_36864752421"/></text:h>
      <text:p text:style-name="P3"><text:bookmark-start text:name="__RefHeading___Toc175_3686475242"/>Nombre del modelo: <text:span text:style-name="T7">Usuario</text:span><text:bookmark-end text:name="__RefHeading___Toc175_3686475242"/></text:p>
      <text:p text:style-name="P3"><text:bookmark-start text:name="__RefHeading___Toc177_3686475242"/>Extensión: <text:span text:style-name="T12">cs</text:span><text:bookmark-end text:name="__RefHeading___Toc177_3686475242"/></text:p>
      <text:p text:style-name="P3"><text:bookmark-start text:name="__RefHeading___Toc179_3686475242"/>Campos:<text:bookmark-end text:name="__RefHeading___Toc179_3686475242"/></text:p>
      <text:list xml:id="list114546638376952" text:continue-numbering="true" text:style-name="L2">
        <text:list-item>
          <text:p text:style-name="P4">CorreoElectronico (string).</text:p>
        </text:list-item>
        <text:list-item>
          <text:p text:style-name="P4">Usuario (<text:span text:style-name="T1">string</text:span>).</text:p>
        </text:list-item>
        <text:list-item>
          <text:p text:style-name="P4"><text:bookmark-start text:name="__RefHeading___Toc181_3686475242"/><text:soft-page-break/>Contrasena (<text:span text:style-name="T1">string</text:span>).<text:bookmark-end text:name="__RefHeading___Toc181_3686475242"/></text:p>
        </text:list-item>
      </text:list>
      <text:h text:style-name="P2" text:outline-level="1"/>
      <text:h text:style-name="P25" text:outline-level="3"><text:bookmark-start text:name="__RefHeading___Toc183_3686475242"/>1.<text:span text:style-name="T23">2</text:span>.2. Mensaje<text:bookmark-end text:name="__RefHeading___Toc183_3686475242"/></text:h>
      <text:p text:style-name="P3"><text:bookmark-start text:name="__RefHeading___Toc185_3686475242"/>Nombre del modelo: <text:span text:style-name="T8">Mensaje</text:span><text:bookmark-end text:name="__RefHeading___Toc185_3686475242"/></text:p>
      <text:p text:style-name="P3"><text:bookmark-start text:name="__RefHeading___Toc187_3686475242"/>Extensión: <text:span text:style-name="T12">cs</text:span><text:bookmark-end text:name="__RefHeading___Toc187_3686475242"/></text:p>
      <text:p text:style-name="P3"><text:bookmark-start text:name="__RefHeading___Toc189_3686475242"/>Campos:<text:bookmark-end text:name="__RefHeading___Toc189_3686475242"/></text:p>
      <text:list xml:id="list114547538919637" text:continue-numbering="true" text:style-name="L2">
        <text:list-item>
          <text:p text:style-name="P4">Estado (int).</text:p>
          <text:list>
            <text:list-item>
              <text:p text:style-name="P4">1 = Todo correcto.</text:p>
            </text:list-item>
            <text:list-item>
              <text:p text:style-name="P4">2 = Advertencia.</text:p>
            </text:list-item>
            <text:list-item>
              <text:p text:style-name="P4">3 = Error.</text:p>
            </text:list-item>
          </text:list>
        </text:list-item>
        <text:list-item>
          <text:p text:style-name="P4"><text:bookmark-start text:name="__RefHeading___Toc191_3686475242"/><text:span text:style-name="T21">Mensaje</text:span> (<text:span text:style-name="T21">string</text:span>).<text:bookmark-end text:name="__RefHeading___Toc191_3686475242"/></text:p>
        </text:list-item>
      </text:list>
      <text:h text:style-name="P9" text:outline-level="1"/>
      <text:h text:style-name="P25" text:outline-level="3"><text:bookmark-start text:name="__RefHeading___Toc193_3686475242"/>1.<text:span text:style-name="T23">2</text:span>.<text:span text:style-name="T21">3</text:span>. Datos de la <text:span text:style-name="T20">respuesta</text:span><text:bookmark-end text:name="__RefHeading___Toc193_3686475242"/></text:h>
      <text:p text:style-name="P3"><text:bookmark-start text:name="__RefHeading___Toc195_3686475242"/>Nombre del modelo: <text:span text:style-name="T7">DatosRespuesta</text:span><text:bookmark-end text:name="__RefHeading___Toc195_3686475242"/></text:p>
      <text:p text:style-name="P3"><text:bookmark-start text:name="__RefHeading___Toc197_3686475242"/>Extensión: <text:span text:style-name="T12">cs</text:span><text:bookmark-end text:name="__RefHeading___Toc197_3686475242"/></text:p>
      <text:p text:style-name="P3"><text:bookmark-start text:name="__RefHeading___Toc199_3686475242"/>Campos:<text:bookmark-end text:name="__RefHeading___Toc199_3686475242"/></text:p>
      <text:list xml:id="list114547262951583" text:continue-numbering="true" text:style-name="L2">
        <text:list-item>
          <text:p text:style-name="P4">Estado (int).</text:p>
        </text:list-item>
        <text:list-item>
          <text:p text:style-name="P4">Error (bool).</text:p>
        </text:list-item>
        <text:list-item>
          <text:p text:style-name="P4">Mensajes (List&lt;<text:span text:style-name="T21">Mensaje</text:span>&gt;).</text:p>
        </text:list-item>
        <text:list-item>
          <text:p text:style-name="P4">Datos (object).</text:p>
        </text:list-item>
      </text:list>
      <text:h text:style-name="P9" text:outline-level="1"/>
      <text:h text:style-name="P25" text:outline-level="3"><text:bookmark-start text:name="__RefHeading___Toc201_3686475242"/>1.2.4. Datos para restablecer contraseña<text:bookmark-end text:name="__RefHeading___Toc201_3686475242"/></text:h>
      <text:p text:style-name="P3"><text:bookmark-start text:name="__RefHeading___Toc203_3686475242"/>Nombre del modelo: <text:span text:style-name="T7">RestablecerContrasena</text:span><text:bookmark-end text:name="__RefHeading___Toc203_3686475242"/></text:p>
      <text:p text:style-name="P3"><text:bookmark-start text:name="__RefHeading___Toc205_3686475242"/>Extensión: <text:span text:style-name="T7">cs</text:span><text:bookmark-end text:name="__RefHeading___Toc205_3686475242"/></text:p>
      <text:p text:style-name="P3"><text:bookmark-start text:name="__RefHeading___Toc207_3686475242"/>Campos:<text:bookmark-end text:name="__RefHeading___Toc207_3686475242"/></text:p>
      <text:list xml:id="list114547186324280" text:continue-numbering="true" text:style-name="L2">
        <text:list-item>
          <text:p text:style-name="P4"><text:bookmark-start text:name="__RefHeading___Toc209_3686475242"/><text:span text:style-name="T26">IdUsuario</text:span> (<text:span text:style-name="T26">int</text:span>).<text:bookmark-end text:name="__RefHeading___Toc209_3686475242"/></text:p>
        </text:list-item>
        <text:list-item>
          <text:p text:style-name="P4"><text:bookmark-start text:name="__RefHeading___Toc211_3686475242"/>CodigoSeguridad (string).<text:bookmark-end text:name="__RefHeading___Toc211_3686475242"/></text:p>
        </text:list-item>
        <text:list-item>
          <text:p text:style-name="P4"><text:bookmark-start text:name="__RefHeading___Toc213_3686475242"/>FechaHora (DateTime).<text:bookmark-end text:name="__RefHeading___Toc213_3686475242"/></text:p>
        </text:list-item>
      </text:list>
      <text:h text:style-name="P15" text:outline-level="1"/>
      <text:h text:style-name="P25" text:outline-level="3"><text:bookmark-start text:name="__RefHeading___Toc215_3686475242"/>1.2.5. Modelo para conexión con la base de datos<text:bookmark-end text:name="__RefHeading___Toc215_3686475242"/></text:h>
      <text:p text:style-name="P3"><text:bookmark-start text:name="__RefHeading___Toc217_3686475242"/>Nombre del modelo: <text:span text:style-name="T7">AplicacionDbContext</text:span><text:bookmark-end text:name="__RefHeading___Toc217_3686475242"/></text:p>
      <text:p text:style-name="P3"><text:bookmark-start text:name="__RefHeading___Toc219_3686475242"/>Extensión: <text:span text:style-name="T7">cs</text:span><text:bookmark-end text:name="__RefHeading___Toc219_3686475242"/></text:p>
      <text:p text:style-name="P3"><text:bookmark-start text:name="__RefHeading___Toc221_3686475242"/><text:soft-page-break/>Campos: <text:bookmark-end text:name="__RefHeading___Toc221_3686475242"/></text:p>
      <text:list xml:id="list114546324643008" text:continue-numbering="true" text:style-name="L2">
        <text:list-item>
          <text:p text:style-name="P4"><text:bookmark-start text:name="__RefHeading___Toc223_3686475242"/><text:span text:style-name="T27">Usuarios</text:span> (<text:span text:style-name="T25">DbSet&lt;Usuario&gt;</text:span>).<text:bookmark-end text:name="__RefHeading___Toc223_3686475242"/></text:p>
        </text:list-item>
        <text:list-item>
          <text:p text:style-name="P4"><text:bookmark-start text:name="__RefHeading___Toc225_3686475242"/>RestablecerContrasenas (DbSet&lt;<text:span text:style-name="T18">RestablecerContrasena</text:span>&gt;)<text:bookmark-end text:name="__RefHeading___Toc225_3686475242"/></text:p>
        </text:list-item>
      </text:list>
      <text:p text:style-name="P3"><text:bookmark-start text:name="__RefHeading___Toc227_3686475242"/>Funciones:<text:bookmark-end text:name="__RefHeading___Toc227_3686475242"/></text:p>
      <text:p text:style-name="P3"/>
      <text:p text:style-name="P3"/>
      <text:h text:style-name="P21" text:outline-level="2"><text:bookmark-start text:name="__RefHeading___Toc229_3686475242"/>1.3. Vistas<text:bookmark-end text:name="__RefHeading___Toc229_3686475242"/></text:h>
      <text:h text:style-name="P25" text:outline-level="3"><text:bookmark-start text:name="__RefHeading___Toc231_3686475242"/>1.3.1. Inicio de sesión y restablecer contraseña<text:bookmark-end text:name="__RefHeading___Toc231_3686475242"/></text:h>
      <text:p text:style-name="P3"><text:bookmark-start text:name="__RefHeading___Toc233_3686475242"/>Nombre de la vista: <text:span text:style-name="T7">IniciarSesion</text:span><text:bookmark-end text:name="__RefHeading___Toc233_3686475242"/></text:p>
      <text:p text:style-name="P3"><text:bookmark-start text:name="__RefHeading___Toc235_3686475242"/>Extensión: <text:span text:style-name="T7">cshtml</text:span><text:bookmark-end text:name="__RefHeading___Toc235_3686475242"/></text:p>
      <text:p text:style-name="P3"><text:bookmark-start text:name="__RefHeading___Toc237_3686475242"/>Controlador AngularJs: <text:span text:style-name="T7">cuentas.controller</text:span><text:bookmark-end text:name="__RefHeading___Toc237_3686475242"/></text:p>
      <text:p text:style-name="P3"><text:bookmark-start text:name="__RefHeading___Toc239_3686475242"/>Servicio AngularJs: <text:span text:style-name="T7">cuentas.service</text:span><text:bookmark-end text:name="__RefHeading___Toc239_3686475242"/></text:p>
      <text:h text:style-name="P14" text:outline-level="1"/>
      <text:h text:style-name="P27" text:outline-level="3"><text:bookmark-start text:name="__RefHeading___Toc241_3686475242"/>1.3.<text:span text:style-name="T24">2</text:span>. <text:span text:style-name="T24">Página de inicio</text:span><text:bookmark-end text:name="__RefHeading___Toc241_3686475242"/></text:h>
      <text:p text:style-name="P3"><text:bookmark-start text:name="__RefHeading___Toc243_3686475242"/>Nombre de la vista: <text:span text:style-name="T11">Index</text:span><text:bookmark-end text:name="__RefHeading___Toc243_3686475242"/></text:p>
      <text:p text:style-name="P3"><text:bookmark-start text:name="__RefHeading___Toc245_3686475242"/>Extensión: <text:span text:style-name="T7">cshtml</text:span><text:bookmark-end text:name="__RefHeading___Toc245_3686475242"/></text:p>
      <text:p text:style-name="P3"><text:bookmark-start text:name="__RefHeading___Toc247_3686475242"/>Controlador AngularJs: -<text:bookmark-end text:name="__RefHeading___Toc247_3686475242"/></text:p>
      <text:p text:style-name="P3"><text:bookmark-start text:name="__RefHeading___Toc249_3686475242"/>Servicio AngularJs: <text:span text:style-name="T7">-</text:span><text:bookmark-end text:name="__RefHeading___Toc249_3686475242"/></text:p>
      <text:p text:style-name="P3"/>
      <text:p text:style-name="P3"/>
      <text:p text:style-name="P3"/>
      <text:h text:style-name="P21" text:outline-level="2"><text:bookmark-start text:name="__RefHeading___Toc251_3686475242"/>1.4. Servicios<text:bookmark-end text:name="__RefHeading___Toc251_3686475242"/></text:h>
      <text:h text:style-name="P25" text:outline-level="3"><text:bookmark-start text:name="__RefHeading___Toc253_3686475242"/>1.4.1. Servicio para comprobar datos de los usuarios<text:bookmark-end text:name="__RefHeading___Toc253_3686475242"/></text:h>
      <text:p text:style-name="P3"><text:bookmark-start text:name="__RefHeading___Toc255_3686475242"/>Nombre del servicio: <text:span text:style-name="T7">CuentasService</text:span><text:bookmark-end text:name="__RefHeading___Toc255_3686475242"/></text:p>
      <text:p text:style-name="P3"><text:bookmark-start text:name="__RefHeading___Toc257_3686475242"/>Extensión: <text:span text:style-name="T7">cs</text:span><text:bookmark-end text:name="__RefHeading___Toc257_3686475242"/></text:p>
      <text:p text:style-name="P3"><text:bookmark-start text:name="__RefHeading___Toc259_3686475242"/>Campos:<text:bookmark-end text:name="__RefHeading___Toc259_3686475242"/></text:p>
      <text:list xml:id="list114545968430972" text:continue-numbering="true" text:style-name="L2">
        <text:list-item>
          <text:p text:style-name="P4"><text:bookmark-start text:name="__RefHeading___Toc261_3686475242"/>Usuarios (DbSet&lt;Usuario&gt;) (readonly).<text:bookmark-end text:name="__RefHeading___Toc261_3686475242"/></text:p>
        </text:list-item>
        <text:list-item>
          <text:p text:style-name="P4"><text:bookmark-start text:name="__RefHeading___Toc263_3686475242"/>RestablecerContrasenas (DbSet&lt;<text:span text:style-name="T18">RestablecerContrasena</text:span>&gt;) (readonly).<text:bookmark-end text:name="__RefHeading___Toc263_3686475242"/></text:p>
        </text:list-item>
      </text:list>
      <text:p text:style-name="P3"><text:bookmark-start text:name="__RefHeading___Toc265_3686475242"/>Funciones:<text:bookmark-end text:name="__RefHeading___Toc265_3686475242"/></text:p>
      <text:list xml:id="list114545926953846" text:continue-numbering="true" text:style-name="L2">
        <text:list-item>
          <text:p text:style-name="P4"><text:bookmark-start text:name="__RefHeading___Toc267_3686475242"/>ObtenerUsuario(string usuario, string contrasena) : Usuario<text:bookmark-end text:name="__RefHeading___Toc267_3686475242"/></text:p>
        </text:list-item>
        <text:list-item>
          <text:p text:style-name="P4"><text:bookmark-start text:name="__RefHeading___Toc269_3686475242"/><text:soft-page-break/>ComprobarCorreoElectronico(string correoElectronico) : int<text:bookmark-end text:name="__RefHeading___Toc269_3686475242"/></text:p>
        </text:list-item>
        <text:list-item>
          <text:p text:style-name="P4"><text:bookmark-start text:name="__RefHeading___Toc271_3686475242"/>GuardarCodigoSeguridad(string correoElectronico, string codigoSeguridad) : bool<text:bookmark-end text:name="__RefHeading___Toc271_3686475242"/></text:p>
        </text:list-item>
        <text:list-item>
          <text:p text:style-name="P4"><text:bookmark-start text:name="__RefHeading___Toc273_3686475242"/>ComprobarCodigoSeguridad(string correoElectronico, string codigoSeguridad) : bool<text:bookmark-end text:name="__RefHeading___Toc273_3686475242"/></text:p>
        </text:list-item>
        <text:list-item>
          <text:p text:style-name="P4"><text:bookmark-start text:name="__RefHeading___Toc275_3686475242"/>CambiarContrasena(string <text:span text:style-name="T26">correoElectronico, string nuevaContrasena</text:span>) : <text:span text:style-name="T26">bool</text:span><text:bookmark-end text:name="__RefHeading___Toc275_3686475242"/></text:p>
        </text:list-item>
      </text:list>
      <text:p text:style-name="P3"/>
      <text:p text:style-name="P3"/>
      <text:h text:style-name="P12" text:outline-level="1"/>
      <text:h text:style-name="P18" text:outline-level="1"><text:bookmark-start text:name="__RefHeading___Toc277_3686475242"/>2. Frontend: Controladores y servicios<text:bookmark-end text:name="__RefHeading___Toc277_3686475242"/></text:h>
      <text:h text:style-name="P21" text:outline-level="2"><text:bookmark-start text:name="__RefHeading___Toc279_3686475242"/>2.1. Controladores<text:bookmark-end text:name="__RefHeading___Toc279_3686475242"/></text:h>
      <text:h text:style-name="P25" text:outline-level="3"><text:bookmark-start text:name="__RefHeading___Toc281_3686475242"/>2.1.1. Inicio de sesión y restablecer contraseña<text:bookmark-end text:name="__RefHeading___Toc281_3686475242"/></text:h>
      <text:p text:style-name="P3"><text:bookmark-start text:name="__RefHeading___Toc283_3686475242"/>Nombre del controlador: <text:span text:style-name="T7">cuentas.controller</text:span><text:bookmark-end text:name="__RefHeading___Toc283_3686475242"/></text:p>
      <text:p text:style-name="P3"><text:bookmark-start text:name="__RefHeading___Toc285_3686475242"/>Extensión: <text:span text:style-name="T7">js</text:span><text:bookmark-end text:name="__RefHeading___Toc285_3686475242"/></text:p>
      <text:p text:style-name="P3"><text:bookmark-start text:name="__RefHeading___Toc287_3686475242"/>Campos:<text:bookmark-end text:name="__RefHeading___Toc287_3686475242"/></text:p>
      <text:list xml:id="list114546141905303" text:continue-numbering="true" text:style-name="L2">
        <text:list-item>
          <text:p text:style-name="P4"><text:bookmark-start text:name="__RefHeading___Toc289_3686475242"/>vm (<text:span text:style-name="T1">this</text:span>).<text:bookmark-end text:name="__RefHeading___Toc289_3686475242"/></text:p>
        </text:list-item>
        <text:list-item>
          <text:p text:style-name="P4"><text:bookmark-start text:name="__RefHeading___Toc291_3686475242"/>vm.datosUsuario ({usuario: “”, contrasena: “”}).<text:bookmark-end text:name="__RefHeading___Toc291_3686475242"/></text:p>
        </text:list-item>
        <text:list-item>
          <text:p text:style-name="P4"><text:bookmark-start text:name="__RefHeading___Toc293_3686475242"/>vm.cambioContrasena ({correoElectronico: “”, codigoSeguridad: “”, nuevaContrasena: “”}).<text:bookmark-end text:name="__RefHeading___Toc293_3686475242"/></text:p>
        </text:list-item>
        <text:list-item>
          <text:p text:style-name="P4"><text:bookmark-start text:name="__RefHeading___Toc295_3686475242"/>vm.formulario (string).<text:bookmark-end text:name="__RefHeading___Toc295_3686475242"/></text:p>
        </text:list-item>
      </text:list>
      <text:p text:style-name="P3"><text:bookmark-start text:name="__RefHeading___Toc297_3686475242"/>Funciones:<text:bookmark-end text:name="__RefHeading___Toc297_3686475242"/></text:p>
      <text:list xml:id="list114546295028730" text:continue-numbering="true" text:style-name="L2">
        <text:list-item>
          <text:p text:style-name="P4"><text:bookmark-start text:name="__RefHeading___Toc299_3686475242"/><text:span text:style-name="T28">vm.</text:span>cambiarFormulario(string nombreFormulario) : void<text:bookmark-end text:name="__RefHeading___Toc299_3686475242"/></text:p>
        </text:list-item>
        <text:list-item>
          <text:p text:style-name="P4"><text:bookmark-start text:name="__RefHeading___Toc301_3686475242"/><text:span text:style-name="T28">vm.</text:span>iniciarSesion() : void<text:bookmark-end text:name="__RefHeading___Toc301_3686475242"/></text:p>
        </text:list-item>
        <text:list-item>
          <text:p text:style-name="P4"><text:bookmark-start text:name="__RefHeading___Toc303_3686475242"/><text:span text:style-name="T28">vm.</text:span>enviarCodigoSeguridad() : void<text:bookmark-end text:name="__RefHeading___Toc303_3686475242"/></text:p>
        </text:list-item>
        <text:list-item>
          <text:p text:style-name="P4"><text:bookmark-start text:name="__RefHeading___Toc305_3686475242"/><text:span text:style-name="T28">vm.</text:span>cambiarContrasena() : void<text:bookmark-end text:name="__RefHeading___Toc305_3686475242"/></text:p>
        </text:list-item>
      </text:list>
      <text:p text:style-name="P3"/>
      <text:h text:style-name="P16" text:outline-level="1"/>
      <text:h text:style-name="P21" text:outline-level="2"><text:bookmark-start text:name="__RefHeading___Toc307_3686475242"/>2.2. Servicios<text:bookmark-end text:name="__RefHeading___Toc307_3686475242"/></text:h>
      <text:h text:style-name="P25" text:outline-level="3"><text:bookmark-start text:name="__RefHeading___Toc309_3686475242"/>2.2.1. Inicio de sesión y restablecer contraseña<text:bookmark-end text:name="__RefHeading___Toc309_3686475242"/></text:h>
      <text:p text:style-name="P3"><text:bookmark-start text:name="__RefHeading___Toc311_3686475242"/>Nombre del servicio: <text:span text:style-name="T7">cuentas.service</text:span><text:bookmark-end text:name="__RefHeading___Toc311_3686475242"/></text:p>
      <text:p text:style-name="P3"><text:bookmark-start text:name="__RefHeading___Toc313_3686475242"/>Extensión: <text:span text:style-name="T7">js</text:span><text:bookmark-end text:name="__RefHeading___Toc313_3686475242"/></text:p>
      <text:p text:style-name="P3"><text:bookmark-start text:name="__RefHeading___Toc315_3686475242"/>Campos:<text:bookmark-end text:name="__RefHeading___Toc315_3686475242"/></text:p>
      <text:list xml:id="list114547263654818" text:continue-numbering="true" text:style-name="L2">
        <text:list-item>
          <text:p text:style-name="P4"><text:bookmark-start text:name="__RefHeading___Toc317_3686475242"/>vm (<text:span text:style-name="T1">this</text:span>).<text:bookmark-end text:name="__RefHeading___Toc317_3686475242"/></text:p>
        </text:list-item>
      </text:list>
      <text:p text:style-name="P3"><text:bookmark-start text:name="__RefHeading___Toc319_3686475242"/>Funciones:<text:bookmark-end text:name="__RefHeading___Toc319_3686475242"/></text:p>
      <text:list xml:id="list114546287543202" text:continue-numbering="true" text:style-name="L2">
        <text:list-item>
          <text:p text:style-name="P4"><text:bookmark-start text:name="__RefHeading___Toc321_3686475242"/><text:span text:style-name="T28">vm.</text:span>iniciarSesion() : <text:span text:style-name="T29">DatosRespuesta</text:span><text:bookmark-end text:name="__RefHeading___Toc321_3686475242"/></text:p>
        </text:list-item>
        <text:list-item>
          <text:p text:style-name="P4"><text:bookmark-start text:name="__RefHeading___Toc323_3686475242"/><text:span text:style-name="T28">vm.</text:span>enviarCodigoSeguridad() : <text:span text:style-name="T29">DatosRespuesta</text:span><text:bookmark-end text:name="__RefHeading___Toc323_3686475242"/></text:p>
        </text:list-item>
        <text:list-item>
          <text:p text:style-name="P4"><text:bookmark-start text:name="__RefHeading___Toc325_3686475242"/><text:span text:style-name="T28">vm.</text:span>cambiarContrasena() : <text:span text:style-name="T29">DatosRespuesta</text:span><text:bookmark-end text:name="__RefHeading___Toc325_3686475242"/></text:p>
        </text:list-item>
      </text:list>
      <text:p text:style-name="P3"/>
      <text:h text:style-name="P18" text:outline-level="1"><text:bookmark-start text:name="__RefHeading___Toc327_3686475242"/>3. Funcionalidades<text:bookmark-end text:name="__RefHeading___Toc327_3686475242"/></text:h>
      <text:h text:style-name="P21" text:outline-level="2"><text:bookmark-start text:name="__RefHeading___Toc329_3686475242"/>3.1. CuentasController<text:bookmark-end text:name="__RefHeading___Toc329_3686475242"/></text:h>
      <text:h text:style-name="P25" text:outline-level="3"><text:bookmark-start text:name="__RefHeading___Toc331_3686475242"/>3.1.1. IniciarSesion<text:bookmark-end text:name="__RefHeading___Toc331_3686475242"/></text:h>
      <text:p text:style-name="P3"><text:bookmark-start text:name="__RefHeading___Toc333_3686475242"/>(Explicar funcionamiento…………….)<text:bookmark-end text:name="__RefHeading___Toc333_3686475242"/></text:p>
      <text:p text:style-name="P3"/>
      <text:p text:style-name="P3"/>
      <text:p text:style-name="P3"/>
      <text:p text:style-name="P3"/>
      <text:p text:style-name="P3"><text:bookmark-start text:name="__RefHeading___Toc83_3686475242"/><text:span text:style-name="T22">X.X</text:span>. <text:span text:style-name="T6">Inicio de sesión y restablecer contraseña</text:span><text:bookmark-end text:name="__RefHeading___Toc83_3686475242"/></text:p>
      <text:p text:style-name="P3"><text:bookmark-start text:name="__RefHeading___Toc85_3686475242"/>La parte de inició de sesión y restablecer contraseña estará en el mismo controlador debido a que estas dos cosas hacen referencia a los datos del usuario para poder navegar por la aplicación. <text:span text:style-name="T13">Y como para navegar por la aplicación es necesario estar autenticado, </text:span><text:span text:style-name="T15">la página de inicio de sesión será la primera en mostrarse cuando el cliente abra la aplicación</text:span><text:span text:style-name="T16"> </text:span><text:span text:style-name="T17">(mientras el usuario no esté identificado solamente podrá ver la vista de iniciar sesión y restablecer contraseña)</text:span><text:span text:style-name="T13">.</text:span><text:bookmark-end text:name="__RefHeading___Toc85_3686475242"/></text:p>
      <text:p text:style-name="P3"/>
      <text:p text:style-name="P3"><text:bookmark-start text:name="__RefHeading___Toc335_3686475242"/>El nombre del controlador será <text:span text:style-name="T7">CuentasController</text:span> (con extensión .cs), el cual tendrá asociada una vista llamada <text:span text:style-name="T7">IniciarSesion</text:span> (con extensión .cshtml).<text:bookmark-end text:name="__RefHeading___Toc335_3686475242"/></text:p>
      <text:p text:style-name="P3"><text:bookmark-start text:name="__RefHeading___Toc337_3686475242"/>El modelo para coger los datos del usuario se llamará <text:span text:style-name="T7">Usuario</text:span>, y dispondrá de los siguientes campos:<text:bookmark-end text:name="__RefHeading___Toc337_3686475242"/></text:p>
      <text:list xml:id="list114547322682050" text:continue-numbering="true" text:style-name="L2">
        <text:list-item>
          <text:p text:style-name="P4">Usuario (<text:span text:style-name="T1">string</text:span>).</text:p>
        </text:list-item>
        <text:list-item>
          <text:p text:style-name="P4"><text:bookmark-start text:name="__RefHeading___Toc339_3686475242"/>Contrasena (<text:span text:style-name="T1">string</text:span>).<text:bookmark-end text:name="__RefHeading___Toc339_3686475242"/></text:p>
        </text:list-item>
      </text:list>
      <text:p text:style-name="P3"/>
      <text:p text:style-name="P3"><text:bookmark-start text:name="__RefHeading___Toc341_3686475242"/>El controlador CuentasController dispondrá de las siguientes funciones:<text:bookmark-end text:name="__RefHeading___Toc341_3686475242"/></text:p>
      <text:list xml:id="list1289552576" text:style-name="L5">
        <text:list-item>
          <text:p text:style-name="P5"><text:bookmark-start text:name="__RefHeading___Toc343_3686475242"/><text:span text:style-name="T14">IniciarSesion()</text:span>: Devolverá la vista “IniciarSesion”.<text:bookmark-end text:name="__RefHeading___Toc343_3686475242"/></text:p>
        </text:list-item>
        <text:list-item>
          <text:p text:style-name="P5"><text:bookmark-start text:name="__RefHeading___Toc345_3686475242"/><text:span text:style-name="T14">Identificarse([FromBody] Usuario datosUsuario)</text:span>: Será una función de tipo POST y se encargará de comprobar si los datos del usuario son correctos y de crear una cookie para indicar que el usuario está identificado. Devolverá un objeto de tipo DatosRespuesta con los datos correctos o con un mensaje de error en caso de que los datos del usuario no sean correctos.<text:bookmark-end text:name="__RefHeading___Toc345_3686475242"/></text:p>
        </text:list-item>
        <text:list-item>
          <text:p text:style-name="P5"><text:bookmark-start text:name="__RefHeading___Toc347_3686475242"/><text:span text:style-name="T14">EnviarCodigoSeguridad(string correoElectronico)</text:span>: Será una función de tipo POST y se encargará de generar un código de seguridad para restablecer la contraseña, guardarlo en la base de datos y enviarlo al correo que hayamos recibido en la petición.<text:bookmark-end text:name="__RefHeading___Toc347_3686475242"/></text:p>
        </text:list-item>
        <text:list-item>
          <text:p text:style-name="P5"><text:bookmark-start text:name="__RefHeading___Toc349_3686475242"/><text:soft-page-break/>CambiarContrasena()<text:bookmark-end text:name="__RefHeading___Toc349_3686475242"/></text:p>
        </text:list-item>
      </text:list>
      <text:p text:style-name="P17"><text:bookmark-start text:name="__RefHeading___Toc106_4215757454"/><text:span text:style-name="T6">2</text:span>. Formulario de inicio de sesión<text:bookmark-end text:name="__RefHeading___Toc106_4215757454"/></text:p>
      <text:p text:style-name="P3"><text:bookmark-start text:name="__RefHeading___Toc87_3686475242"/><text:span text:style-name="T6">2</text:span>.1. <text:span text:style-name="T5">Formulario</text:span><text:bookmark-end text:name="__RefHeading___Toc87_3686475242"/></text:p>
      <text:p text:style-name="P3">Campos del formulario para iniciar sesión:</text:p>
      <text:list xml:id="list3016855796" text:style-name="L1">
        <text:list-item>
          <text:p text:style-name="P6"><text:span text:style-name="T2">U</text:span>suario (<text:span text:style-name="T1">input</text:span> – <text:span text:style-name="T1">text</text:span>).</text:p>
        </text:list-item>
        <text:list-item>
          <text:p text:style-name="P6">Contraseña (<text:span text:style-name="T1">input</text:span> – <text:span text:style-name="T1">password</text:span>).</text:p>
        </text:list-item>
        <text:list-item>
          <text:p text:style-name="P6">Iniciar sesión (<text:span text:style-name="T1">button</text:span> – <text:span text:style-name="T1">submit</text:span>).</text:p>
        </text:list-item>
      </text:list>
      <text:p text:style-name="P3"/>
      <text:p text:style-name="P3">En el formulario encontraremos un enlace con el texto “He olvidado la contraseña.” que al hacer clic nos cerrará el formulario de iniciar sesión y nos abrirá el formulario de restablecer la contraseña.</text:p>
      <text:p text:style-name="P3"/>
      <text:p text:style-name="P3"><text:bookmark-start text:name="__RefHeading___Toc89_3686475242"/><text:span text:style-name="T6">2</text:span>.2. Controlador y servicio de AngularJs<text:bookmark-end text:name="__RefHeading___Toc89_3686475242"/></text:p>
      <text:p text:style-name="P3">La vista de inicio de sesión</text:p>
      <text:p text:style-name="P3">Cuando el usuario especifique su nombre de usuario y su contraseña tendrá que hacer clic al botón “Iniciar sesión” para hacer una llamada al servidor mediante AJAX.</text:p>
      <text:p text:style-name="P3"/>
      <text:p text:style-name="P3"/>
      <text:p text:style-name="P3"/>
      <text:p text:style-name="P3"/>
      <text:p text:style-name="P3"/>
      <text:p text:style-name="P3"/>
      <text:p text:style-name="P3">El servidor recibirá un objeto de tipo Usuario, el cual contendrá los siguientes campos:</text:p>
      <text:list xml:id="list114547303998119" text:continue-list="list114547322682050" text:style-name="L2">
        <text:list-item>
          <text:p text:style-name="P4">Usuario (<text:span text:style-name="T1">string</text:span>).</text:p>
        </text:list-item>
        <text:list-item>
          <text:p text:style-name="P4">Contrasena (<text:span text:style-name="T1">string</text:span>).</text:p>
        </text:list-item>
      </text:list>
      <text:p text:style-name="P3"><text:s/></text:p>
      <text:p text:style-name="P3">Una vez que el servidor tenga los datos del usuario tendrá que hacer una consulta a la base de datos para comprobar que el usuario está registrado en el sistema. Para ello se tendrá que hacer un <text:span text:style-name="T1">SELECT</text:span> que compruebe que el nombre de usuario y la contraseña sean iguales a algún registro de la tabla Usuarios.</text:p>
      <text:p text:style-name="P3"/>
      <text:p text:style-name="P3">NOTA: El diagrama de la base de datos se encuentra en el fichero “<text:span text:style-name="T3">diagramas_db.dia</text:span>”.</text:p>
      <text:p text:style-name="P3"/>
      <text:p text:style-name="P3">Si el usuario y la contraseña con correctos el servidor devolverá una respuesta de tipo DatosRespuesta, la cual contendrá los siguientes campos:</text:p>
      <text:list xml:id="list1160597125" text:style-name="L3">
        <text:list-item>
          <text:p text:style-name="P7">Estado (int).</text:p>
        </text:list-item>
        <text:list-item>
          <text:p text:style-name="P7"><text:soft-page-break/>Error (bool).</text:p>
        </text:list-item>
        <text:list-item>
          <text:p text:style-name="P7">Mensajes (List&lt;string&gt;).</text:p>
        </text:list-item>
        <text:list-item>
          <text:p text:style-name="P7">Datos (object).</text:p>
        </text:list-item>
      </text:list>
      <text:p text:style-name="P3">Este objeto DatosRespuesta que se devolverá cuando la autenticación haya sido correcta tendrá los siguientes valores:</text:p>
      <text:list xml:id="list585153971" text:style-name="L4">
        <text:list-item>
          <text:p text:style-name="P8">Estado = 200.</text:p>
        </text:list-item>
        <text:list-item>
          <text:p text:style-name="P8">Error = false.</text:p>
        </text:list-item>
        <text:list-item>
          <text:p text:style-name="P8">Mensajes = [“Autenticación correcta.”].</text:p>
        </text:list-item>
        <text:list-item>
          <text:p text:style-name="P8">Datos = {ruta = “/Home/Index”}.</text:p>
        </text:list-item>
      </text:list>
      <text:p text:style-name="P3"/>
      <text:p text:style-name="P3">Tal y como vemos en los datos de la respuesta, devolverá un estado 200 (que todo ha ido correcto), que no hay errores, un mensaje que nos indica que la autenticación ha sido correcta y finalmente en los datos nos devolverá una ruta. Esta ruta le servirá a AngularJs para hacer la redirección <text:span text:style-name="T4">(en este caso a la vista Home) cuando el usuario se haya autenticado correct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05:08.403000000</meta:creation-date>
    <dc:date>2019-05-11T11:45:43.763000000</dc:date>
    <meta:editing-duration>PT2H17M52S</meta:editing-duration>
    <meta:editing-cycles>50</meta:editing-cycles>
    <meta:generator>LibreOffice/6.0.6.2$Windows_X86_64 LibreOffice_project/0c292870b25a325b5ed35f6b45599d2ea4458e77</meta:generator>
    <meta:document-statistic meta:table-count="0" meta:image-count="0" meta:object-count="0" meta:page-count="10" meta:paragraph-count="174" meta:word-count="1076" meta:character-count="7374" meta:non-whitespace-character-count="6528"/>
  </office:meta>
</office:document-meta>
</file>